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200001D300004611000035D21856BD47.svm"/>
  <manifest:file-entry manifest:media-type="" manifest:full-path="Pictures/2000035800007B04000040417DC37877.svm"/>
  <manifest:file-entry manifest:media-type="" manifest:full-path="Pictures/200001FE00004611000035D2E6D41E55.svm"/>
  <manifest:file-entry manifest:media-type="" manifest:full-path="Pictures/2000024D00007E8D00004315F955050F.svm"/>
  <manifest:file-entry manifest:media-type="" manifest:full-path="Pictures/2000025100007E8D00004315A6272487.svm"/>
  <manifest:file-entry manifest:media-type="" manifest:full-path="Pictures/20000107000040500000343A751C2AD7.svm"/>
  <manifest:file-entry manifest:media-type="" manifest:full-path="Pictures/2000014F000040500000343A40984EBB.svm"/>
  <manifest:file-entry manifest:media-type="" manifest:full-path="Pictures/20000110000040500000343A58970648.svm"/>
  <manifest:file-entry manifest:media-type="" manifest:full-path="Pictures/200001E100004611000035D20ED37133.svm"/>
  <manifest:file-entry manifest:media-type="" manifest:full-path="Pictures/2000024E00007E8D000043158DCA589F.svm"/>
  <manifest:file-entry manifest:media-type="" manifest:full-path="Pictures/2000035500007B0400004041A8BD9C73.svm"/>
  <manifest:file-entry manifest:media-type="" manifest:full-path="Pictures/2000035700007B04000040419876B5DF.svm"/>
  <manifest:file-entry manifest:media-type="" manifest:full-path="Pictures/20000135000040500000343A1BE753D5.svm"/>
  <manifest:file-entry manifest:media-type="" manifest:full-path="Pictures/2000024A00007E8D00004315E55CD38D.svm"/>
  <manifest:file-entry manifest:media-type="" manifest:full-path="Pictures/2000020700004611000035D24A87D411.svm"/>
  <manifest:file-entry manifest:media-type="" manifest:full-path="Pictures/2000014C000040500000343ACAF6025F.svm"/>
  <manifest:file-entry manifest:media-type="" manifest:full-path="Pictures/2000035A00007B04000040418EBE91E3.svm"/>
  <manifest:file-entry manifest:media-type="" manifest:full-path="Pictures/200002AF000061BB00003975FB26AD20.svm"/>
  <manifest:file-entry manifest:media-type="" manifest:full-path="Pictures/20000143000040500000343A97D565CF.svm"/>
  <manifest:file-entry manifest:media-type="" manifest:full-path="Pictures/200002D3000061BB00003975FDAE379F.svm"/>
  <manifest:file-entry manifest:media-type="" manifest:full-path="Pictures/20000127000040500000343ADA26AAF8.svm"/>
  <manifest:file-entry manifest:media-type="" manifest:full-path="Pictures/200002D0000061BB00003975B91B91BE.svm"/>
  <manifest:file-entry manifest:media-type="" manifest:full-path="Pictures/200002AC000061BB0000397565D974B3.svm"/>
  <manifest:file-entry manifest:media-type="" manifest:full-path="Pictures/20000146000040500000343A96E3B88A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finito">
        <draw:frame draw:style-name="gr1" draw:text-style-name="P1" draw:layer="layout" svg:width="16.463cm" svg:height="13.369cm" svg:x="2cm" svg:y="2.131cm">
          <draw:image xlink:href="Pictures/20000143000040500000343A97D565CF.svm" xlink:type="simple" xlink:show="embed" xlink:actuate="onLoad">
            <text:p/>
          </draw:image>
        </draw:frame>
        <draw:frame draw:style-name="gr1" draw:text-style-name="P1" draw:layer="layout" svg:width="16.463cm" svg:height="13.369cm" svg:x="1.537cm" svg:y="14.5cm">
          <draw:image xlink:href="Pictures/20000135000040500000343A1BE753D5.svm" xlink:type="simple" xlink:show="embed" xlink:actuate="onLoad">
            <text:p/>
          </draw:image>
        </draw:frame>
      </draw:page>
      <draw:page draw:name="page2" draw:style-name="dp1" draw:master-page-name="Predefinito">
        <draw:frame draw:style-name="gr1" draw:text-style-name="P1" draw:layer="layout" svg:width="16.463cm" svg:height="13.369cm" svg:x="2.5cm" svg:y="1.5cm">
          <draw:image xlink:href="Pictures/20000127000040500000343ADA26AAF8.svm" xlink:type="simple" xlink:show="embed" xlink:actuate="onLoad">
            <text:p/>
          </draw:image>
        </draw:frame>
        <draw:frame draw:style-name="gr1" draw:text-style-name="P1" draw:layer="layout" svg:width="16.463cm" svg:height="13.369cm" svg:x="2.537cm" svg:y="15cm">
          <draw:image xlink:href="Pictures/20000146000040500000343A96E3B88A.svm" xlink:type="simple" xlink:show="embed" xlink:actuate="onLoad">
            <text:p/>
          </draw:image>
        </draw:frame>
      </draw:page>
      <draw:page draw:name="page3" draw:style-name="dp1" draw:master-page-name="Predefinito">
        <draw:frame draw:style-name="gr1" draw:text-style-name="P1" draw:layer="layout" svg:width="16.463cm" svg:height="13.369cm" svg:x="2cm" svg:y="0.5cm">
          <draw:image xlink:href="Pictures/2000014F000040500000343A40984EBB.svm" xlink:type="simple" xlink:show="embed" xlink:actuate="onLoad">
            <text:p/>
          </draw:image>
        </draw:frame>
        <draw:frame draw:style-name="gr1" draw:text-style-name="P1" draw:layer="layout" svg:width="16.463cm" svg:height="13.369cm" svg:x="2.037cm" svg:y="13.5cm">
          <draw:image xlink:href="Pictures/20000110000040500000343A58970648.svm" xlink:type="simple" xlink:show="embed" xlink:actuate="onLoad">
            <text:p/>
          </draw:image>
        </draw:frame>
      </draw:page>
      <draw:page draw:name="page4" draw:style-name="dp1" draw:master-page-name="Predefinito">
        <draw:frame draw:style-name="gr1" draw:text-style-name="P1" draw:layer="layout" svg:width="9.259cm" svg:height="7.513cm" svg:x="5.639cm" svg:y="3.559cm">
          <draw:image xlink:href="Pictures/2000014C000040500000343ACAF6025F.svm" xlink:type="simple" xlink:show="embed" xlink:actuate="onLoad">
            <text:p/>
          </draw:image>
        </draw:frame>
        <draw:frame draw:style-name="gr1" draw:text-style-name="P1" draw:layer="layout" svg:width="16.463cm" svg:height="13.369cm" svg:x="2cm" svg:y="14.631cm">
          <draw:image xlink:href="Pictures/20000107000040500000343A751C2AD7.svm" xlink:type="simple" xlink:show="embed" xlink:actuate="onLoad">
            <text:p/>
          </draw:image>
        </draw:frame>
      </draw:page>
      <draw:page draw:name="page5" draw:style-name="dp1" draw:master-page-name="Predefinito">
        <draw:frame draw:style-name="gr1" draw:text-style-name="P1" draw:layer="layout" svg:width="17.936cm" svg:height="13.777cm" svg:x="1.064cm" svg:y="1.223cm">
          <draw:image xlink:href="Pictures/2000020700004611000035D24A87D411.svm" xlink:type="simple" xlink:show="embed" xlink:actuate="onLoad">
            <text:p/>
          </draw:image>
        </draw:frame>
        <draw:frame draw:style-name="gr1" draw:text-style-name="P1" draw:layer="layout" svg:width="17.936cm" svg:height="13.777cm" svg:x="2cm" svg:y="14.923cm">
          <draw:image xlink:href="Pictures/200001E100004611000035D20ED37133.svm" xlink:type="simple" xlink:show="embed" xlink:actuate="onLoad">
            <text:p/>
          </draw:image>
        </draw:frame>
      </draw:page>
      <draw:page draw:name="page6" draw:style-name="dp1" draw:master-page-name="Predefinito">
        <draw:frame draw:style-name="gr1" draw:text-style-name="P1" draw:layer="layout" svg:width="17.936cm" svg:height="13.777cm" svg:x="1.064cm" svg:y="1.223cm">
          <draw:image xlink:href="Pictures/200001D300004611000035D21856BD47.svm" xlink:type="simple" xlink:show="embed" xlink:actuate="onLoad">
            <text:p/>
          </draw:image>
        </draw:frame>
        <draw:frame draw:style-name="gr1" draw:text-style-name="P1" draw:layer="layout" svg:width="17.936cm" svg:height="13.777cm" svg:x="1.564cm" svg:y="15.5cm">
          <draw:image xlink:href="Pictures/200001FE00004611000035D2E6D41E55.svm" xlink:type="simple" xlink:show="embed" xlink:actuate="onLoad">
            <text:p/>
          </draw:image>
        </draw:frame>
      </draw:page>
      <draw:page draw:name="page7" draw:style-name="dp1" draw:master-page-name="Predefinito">
        <draw:frame draw:style-name="gr1" draw:text-style-name="P1" draw:layer="layout" svg:width="18.999cm" svg:height="9.923cm" svg:x="0.746cm" svg:y="5.262cm">
          <draw:image xlink:href="Pictures/2000035500007B0400004041A8BD9C73.svm" xlink:type="simple" xlink:show="embed" xlink:actuate="onLoad">
            <text:p/>
          </draw:image>
        </draw:frame>
        <draw:frame draw:style-name="gr1" draw:text-style-name="P1" draw:layer="layout" svg:width="18.999cm" svg:height="9.923cm" svg:x="0.246cm" svg:y="19.814cm">
          <draw:image xlink:href="Pictures/2000035700007B04000040419876B5DF.svm" xlink:type="simple" xlink:show="embed" xlink:actuate="onLoad">
            <text:p/>
          </draw:image>
        </draw:frame>
      </draw:page>
      <draw:page draw:name="page8" draw:style-name="dp1" draw:master-page-name="Predefinito">
        <draw:frame draw:style-name="gr1" draw:text-style-name="P1" draw:layer="layout" svg:width="18.999cm" svg:height="9.923cm" svg:x="1.139cm" svg:y="2.243cm">
          <draw:image xlink:href="Pictures/2000035800007B04000040417DC37877.svm" xlink:type="simple" xlink:show="embed" xlink:actuate="onLoad">
            <text:p/>
          </draw:image>
        </draw:frame>
        <draw:frame draw:style-name="gr1" draw:text-style-name="P1" draw:layer="layout" svg:width="18.999cm" svg:height="9.923cm" svg:x="1.139cm" svg:y="17.781cm">
          <draw:image xlink:href="Pictures/2000035A00007B04000040418EBE91E3.svm" xlink:type="simple" xlink:show="embed" xlink:actuate="onLoad">
            <text:p/>
          </draw:image>
        </draw:frame>
      </draw:page>
      <draw:page draw:name="page9" draw:style-name="dp1" draw:master-page-name="Predefinito">
        <draw:frame draw:style-name="gr1" draw:text-style-name="P1" draw:layer="layout" svg:width="18.999cm" svg:height="11.169cm" svg:x="1.001cm" svg:y="1.331cm">
          <draw:image xlink:href="Pictures/200002AC000061BB0000397565D974B3.svm" xlink:type="simple" xlink:show="embed" xlink:actuate="onLoad">
            <text:p/>
          </draw:image>
        </draw:frame>
        <draw:frame draw:style-name="gr1" draw:text-style-name="P1" draw:layer="layout" svg:width="18.999cm" svg:height="11.169cm" svg:x="1.001cm" svg:y="17cm">
          <draw:image xlink:href="Pictures/200002AF000061BB00003975FB26AD20.svm" xlink:type="simple" xlink:show="embed" xlink:actuate="onLoad">
            <text:p/>
          </draw:image>
        </draw:frame>
      </draw:page>
      <draw:page draw:name="page10" draw:style-name="dp1" draw:master-page-name="Predefinito">
        <draw:frame draw:style-name="gr1" draw:text-style-name="P1" draw:layer="layout" svg:width="18.999cm" svg:height="11.169cm" svg:x="1cm" svg:y="1.831cm">
          <draw:image xlink:href="Pictures/200002D3000061BB00003975FDAE379F.svm" xlink:type="simple" xlink:show="embed" xlink:actuate="onLoad">
            <text:p/>
          </draw:image>
        </draw:frame>
        <draw:frame draw:style-name="gr1" draw:text-style-name="P1" draw:layer="layout" svg:width="18.999cm" svg:height="11.169cm" svg:x="0.501cm" svg:y="16.5cm">
          <draw:image xlink:href="Pictures/200002D0000061BB00003975B91B91BE.svm" xlink:type="simple" xlink:show="embed" xlink:actuate="onLoad">
            <text:p/>
          </draw:image>
        </draw:frame>
      </draw:page>
      <draw:page draw:name="page11" draw:style-name="dp1" draw:master-page-name="Predefinito">
        <draw:frame draw:style-name="gr1" draw:text-style-name="P1" draw:layer="layout" svg:width="18.999cm" svg:height="10.07cm" svg:x="1.001cm" svg:y="2cm">
          <draw:image xlink:href="Pictures/2000024E00007E8D000043158DCA589F.svm" xlink:type="simple" xlink:show="embed" xlink:actuate="onLoad">
            <text:p/>
          </draw:image>
        </draw:frame>
        <draw:frame draw:style-name="gr1" draw:text-style-name="P1" draw:layer="layout" svg:width="18.999cm" svg:height="10.07cm" svg:x="1cm" svg:y="18.5cm">
          <draw:image xlink:href="Pictures/2000024D00007E8D00004315F955050F.svm" xlink:type="simple" xlink:show="embed" xlink:actuate="onLoad">
            <text:p/>
          </draw:image>
        </draw:frame>
      </draw:page>
      <draw:page draw:name="page12" draw:style-name="dp1" draw:master-page-name="Predefinito">
        <draw:frame draw:style-name="gr1" draw:text-style-name="P1" draw:layer="layout" svg:width="18.999cm" svg:height="10.07cm" svg:x="1.001cm" svg:y="1.43cm">
          <draw:image xlink:href="Pictures/2000025100007E8D00004315A6272487.svm" xlink:type="simple" xlink:show="embed" xlink:actuate="onLoad">
            <text:p/>
          </draw:image>
        </draw:frame>
        <draw:frame draw:style-name="gr1" draw:text-style-name="P1" draw:layer="layout" svg:width="18.999cm" svg:height="10.07cm" svg:x="0.501cm" svg:y="16.5cm">
          <draw:image xlink:href="Pictures/2000024A00007E8D00004315E55CD38D.svm" xlink:type="simple" xlink:show="embed" xlink:actuate="onLoad">
            <text:p/>
          </draw:image>
        </draw:frame>
      </draw:page>
      <draw:page draw:name="page13" draw:style-name="dp1" draw:master-page-name="Predefinito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7-12T13:19:52</meta:creation-date>
    <meta:editing-duration>PT00H35M27S</meta:editing-duration>
    <meta:editing-cycles>5</meta:editing-cycles>
    <meta:generator>OpenOffice.org/3.2$Unix OpenOffice.org_project/320m19$Build-9505</meta:generator>
    <meta:initial-creator>knizontes </meta:initial-creator>
    <dc:date>2011-07-12T15:09:55</dc:date>
    <dc:creator>knizontes </dc:creator>
    <meta:document-statistic meta:object-count="24"/>
  </office:meta>
</office:document-meta>
</file>